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159" officeooo:paragraph-rsid="00111159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111159" officeooo:paragraph-rsid="00111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Instalar laravel</text:p>
      <text:p text:style-name="P2">curl -s https://getcomposer.org/installer | php</text:p>
      <text:p text:style-name="P2">composer global require "laravel/installer"</text:p>
      <text:p text:style-name="P3">echo 'export PATH="$PATH:$HOME/.config/composer/vendor/bin"' &gt;&gt; .bashrc</text:p>
      <text:p text:style-name="P1">//laravel new Pes criar somente a primeira vez.</text:p>
      <text:p text:style-name="P1"/>
      <text:p text:style-name="P1">Referencia</text:p>
      <text:p text:style-name="P1"/>
      <text:p text:style-name="P1"><text:a xlink:type="simple" xlink:href="https://tableless.com.br/instalando-laravel-5-2/">https://tableless.com.br/instalando-laravel-5-2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39:23.939613294</meta:creation-date>
    <dc:date>2017-04-20T21:51:45.994530745</dc:date>
    <meta:editing-duration>P0D</meta:editing-duration>
    <meta:editing-cycles>1</meta:editing-cycles>
    <meta:document-statistic meta:table-count="0" meta:image-count="0" meta:object-count="0" meta:page-count="1" meta:paragraph-count="7" meta:word-count="26" meta:character-count="282" meta:non-whitespace-character-count="263"/>
    <meta:generator>LibreOffice/4.2.8.2$Linux_X86_64 LibreOffice_project/420m0$Build-2</meta:generator>
  </office:meta>
</office:document-meta>
</file>